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name="Segoe UI" svg:font-family="'Segoe U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graphic" style:name="a30e7cb" style:parent-style-name="default">
      <style:graphic-properties draw:fill="solid" draw:fill-color="ffffff" style:horizontal-rel="paragraph" style:vertical-rel="paragraph" style:wrap="none" style:wrap-contour="false"/>
    </style:style>
    <style:style style:family="graphic" style:name="ac07411" style:parent-style-name="default">
      <style:graphic-properties draw:fill="solid" draw:fill-color="ffffff" style:horizontal-rel="paragraph" style:vertical-rel="paragraph" style:wrap="none" style:wrap-contour="false"/>
    </style:style>
    <style:style style:family="paragraph" style:list-style-name="L1" style:name="a036c88" style:parent-style-name="Standard">
      <style:paragraph-properties/>
    </style:style>
    <style:style style:family="text" style:name="abb36c8">
      <style:text-properties fo:background-color="#3deb3d" fo:font-weight="bold" style:font-weight-asian="bold" style:font-weight-complex="bold"/>
    </style:style>
    <style:style style:family="paragraph" style:list-style-name="L1" style:name="a3cc470" style:parent-style-name="Standard">
      <style:paragraph-properties/>
      <style:text-properties/>
    </style:style>
    <style:style style:family="paragraph" style:list-style-name="L2" style:name="a9abcc0" style:parent-style-name="Table_20_Contents">
      <style:paragraph-properties/>
    </style:style>
    <style:style style:family="table-cell" style:name="a36e48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paragraph" style:list-style-name="L2" style:name="ae0600f" style:parent-style-name="Table_20_Contents">
      <style:paragraph-properties/>
    </style:style>
    <style:style style:family="table-cell" style:name="a5e2e7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18cc91">
      <style:table-column-properties style:rel-column-width="32768*"/>
    </style:style>
    <style:style style:family="table-column" style:name="a58dc3d">
      <style:table-column-properties style:rel-column-width="32767*"/>
    </style:style>
    <style:style style:family="table" style:name="ab52a84">
      <style:table-properties style:width="17.0cm" table:align="left"/>
    </style:style>
    <style:style style:family="paragraph" style:list-style-name="L1" style:name="a5f183e" style:parent-style-name="Standard">
      <style:paragraph-properties/>
    </style:style>
    <style:style style:family="text" style:name="a4d5c62">
      <style:text-properties fo:background-color="#3deb3d" fo:font-weight="bold" style:font-weight-asian="bold" style:font-weight-complex="bold"/>
    </style:style>
    <style:style style:family="text" style:name="aa786bf">
      <style:text-properties fo:background-color="#3deb3d" fo:font-weight="bold" style:font-weight-asian="bold" style:font-weight-complex="bold"/>
    </style:style>
    <style:style style:family="text" style:name="a3db578">
      <style:text-properties fo:background-color="#3deb3d" fo:font-weight="bold" style:font-weight-asian="bold" style:font-weight-complex="bold"/>
    </style:style>
    <text:list-style style:name="L2">
      <text:list-level-style-number style:num-format="1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L1">
      <text:list-level-style-number style:num-format="1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Numbering_20_1">
      <text:list-level-style-number style:num-format="1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p text:style-name="Standard"><text:span text:style-name="a3db578">2</text:span><text:s/>3<text:s text:c="3"/><text:s/>4<text:s/></text:p>
      <text:p text:style-name="Standard">1<text:s/><text:span text:style-name="aa786bf">2</text:span><text:s/>3<text:s text:c="3"/><text:s/>4<text:s/></text:p>
      <text:p text:style-name="Standard"><text:s text:c="3"/><text:tab/>Three count space element with surrounding space"<text:span text:style-name="a4d5c62"><text:s/></text:span><text:s text:c="3"/>"! (expected 4 due to spec, but why should an app only gather not all spaces?Because the app can!</text:p>
      <text:p text:style-name="Standard"><text:s text:c="3"/><text:tab/>ThreeSpaces and Tab preceding and following1<text:s text:c="3"/><text:s/><text:tab/></text:p>
      <text:p text:style-name="Standard"><text:s text:c="3"/><text:tab/>ThreeSpaces and Tab preceding and following2<text:s text:c="3"/><text:tab/><text:s/></text:p>
      <text:p text:style-name="Standard"><text:s text:c="3"/><text:tab/>ThreeSpaces and Tab preceding and following3<text:s text:c="3"/><text:tab/><text:s/></text:p>
      <text:p text:style-name="Standard"><text:s text:c="3"/><text:tab/>ThreeSpaces and Tab preceding and following4<text:s text:c="3"/><text:tab/><text:s/></text:p>
      <text:p text:style-name="Standard"><text:tab/><text:s text:c="3"/>Tab and ThreeSpaces preceding and following<text:tab/><text:s/><text:s text:c="3"/></text:p>
      <text:p text:style-name="Standard"><text:tab/>Tab preceding and following:<text:tab/><text:s/></text:p>
      <text:p text:style-name="Standard"><text:s text:c="3"/>ThreeSpaces preceding and following:<text:s text:c="3"/><text:s/></text:p>
      <text:p text:style-name="Standard">Nothing:<text:s/></text:p>
      <text:list text:continue-numbering="true" text:style-name="L1" xml:id="list5258827825152924607">
        <text:list-item>
          <text:p text:style-name="a5f183e">ListItem expected: 1.<text:s/></text:p>
        </text:list-item>
      </text:list>
      <table:table table:style-name="ab52a84">
        <table:table-column table:style-name="a58dc3d"/>
        <table:table-column table:style-name="a18cc91"/>
        <table:table-row>
          <table:table-cell table:style-name="a5e2e74">
            <text:list text:continue-numbering="true" text:style-name="L2" xml:id="list890117513524608267">
              <text:list-item>
                <text:p text:style-name="ae0600f">a<text:s/></text:p>
              </text:list-item>
            </text:list>
          </table:table-cell>
          <table:table-cell table:style-name="a36e484">
            <text:list text:continue-numbering="true" text:style-name="L2" xml:id="list32175023">
              <text:list-item>
                <text:p text:style-name="a9abcc0"/>
              </text:list-item>
            </text:list>
          </table:table-cell>
        </table:table-row>
      </table:table>
      <text:list text:continue-numbering="true" text:style-name="L1" xml:id="list32198560">
        <text:list-item>
          <text:p text:style-name="a3cc470">ListItem – expected: 6.<text:span text:style-name="abb36c8"><text:s/></text:span></text:p>
        </text:list-item>
      </text:list>
      <text:list text:continue-numbering="true" text:style-name="L1" xml:id="list32198560">
        <text:list-header>
          <text:p text:style-name="a036c88">ListItem – Expected: 6.<text:s/></text:p>
        </text:list-header>
      </text:list>
      <text:p text:style-name="Standard">New<text:s/><draw:frame draw:style-name="ac07411" svg:width="20.0mm" text:anchor-type="paragraph"><draw:text-box><text:p>FRAME<text:s/><text:tab/></text:p></draw:text-box></draw:frame>World1</text:p>
      <text:p text:style-name="Standard"><draw:frame draw:style-name="a30e7cb" svg:width="20.0mm" text:anchor-type="paragraph"><draw:text-box><text:p/></draw:text-box></draw:frame>World3!<text:s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name="Segoe UI" svg:font-family="'Segoe U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Line numbering" style:family="text" style:name="Line_20_numbering" style:parent-style-name="default_character_style"/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4</dc:date>
    <meta:editing-cycles>2</meta:editing-cycles>
    <meta:editing-duration>PT0.005S</meta:editing-duration>
  </office:meta>
</office:document-meta>
</file>